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ge-content" style:horizontal-pos="center" style:vertical-pos="middle"/>
    </style:style>
  </office:automatic-styles>
  <office:body>
    <office:text text:use-soft-page-breaks="true">
      <text:p text:style-name="P1"><draw:frame draw:z-index="251658240" draw:style-name="a0" draw:name="Imagen 1" text:anchor-type="paragraph" svg:x="0in" svg:y="0in" svg:width="10in" svg:height="5.625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G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van Rivera</meta:initial-creator>
    <dc:creator>Ivan Rivera</dc:creator>
    <meta:creation-date>2023-02-23T23:00:00Z</meta:creation-date>
    <dc:date>2023-02-24T14:57:00Z</dc:date>
    <meta:print-date>2023-02-23T23:01:00Z</meta:print-date>
    <meta:template xlink:href="Normal" xlink:type="simple"/>
    <meta:editing-cycles>1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